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8_conv_rat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_Point</text:p>
          </table:table-cell>
          <table:table-cell office:value-type="string" calcext:value-type="string">
            <text:p>x59, pH 7.36</text:p>
          </table:table-cell>
          <table:table-cell office:value-type="string" calcext:value-type="string">
            <text:p>x62, pH 7.11</text:p>
          </table:table-cell>
          <table:table-cell office:value-type="string" calcext:value-type="string">
            <text:p>x63, pH 6.67</text:p>
          </table:table-cell>
          <table:table-cell office:value-type="string" calcext:value-type="string">
            <text:p>x64, pH 6.3</text:p>
          </table:table-cell>
          <table:table-cell office:value-type="string" calcext:value-type="string">
            <text:p>x65, pH 5.44</text:p>
          </table:table-cell>
          <table:table-cell office:value-type="string" calcext:value-type="string">
            <text:p>x66, pH 5.81</text:p>
          </table:table-cell>
          <table:table-cell office:value-type="string" calcext:value-type="string">
            <text:p>x67, pH 6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.00000000000001521006" calcext:value-type="float">
            <text:p>1.52100554373646E-14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.00000000000001221245" calcext:value-type="float">
            <text:p>1.22124532708767E-14</text:p>
          </table:table-cell>
          <table:table-cell office:value-type="float" office:value="0.00000000000001310063" calcext:value-type="float">
            <text:p>1.31006316905768E-14</text:p>
          </table:table-cell>
          <table:table-cell table:number-columns-repeated="2" office:value-type="float" office:value="1.11022302462516E-016" calcext:value-type="float">
            <text:p>1.11022302462516E-1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11022302462516E-016" calcext:value-type="float">
            <text:p>1.11022302462516E-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19239307355269" calcext:value-type="float">
            <text:p>0.07192393073552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6523404332259" calcext:value-type="float">
            <text:p>0.166523404332259</text:p>
          </table:table-cell>
          <table:table-cell office:value-type="float" office:value="0.192500911778846" calcext:value-type="float">
            <text:p>0.192500911778846</text:p>
          </table:table-cell>
          <table:table-cell office:value-type="float" office:value="0.138163994599912" calcext:value-type="float">
            <text:p>0.138163994599912</text:p>
          </table:table-cell>
          <table:table-cell office:value-type="float" office:value="0.0652252808137763" calcext:value-type="float">
            <text:p>0.0652252808137763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.00000000000016708857" calcext:value-type="float">
            <text:p>1.67088565206086E-13</text:p>
          </table:table-cell>
          <table:table-cell office:value-type="float" office:value="0.0248898942223345" calcext:value-type="float">
            <text:p>0.0248898942223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1696195510468" calcext:value-type="float">
            <text:p>0.25169619551046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66385589679669" calcext:value-type="float">
            <text:p>0.366385589679669</text:p>
          </table:table-cell>
          <table:table-cell office:value-type="float" office:value="0.369811150999978" calcext:value-type="float">
            <text:p>0.369811150999978</text:p>
          </table:table-cell>
          <table:table-cell office:value-type="float" office:value="0.2903907992788" calcext:value-type="float">
            <text:p>0.2903907992788</text:p>
          </table:table-cell>
          <table:table-cell office:value-type="float" office:value="0.175478599196175" calcext:value-type="float">
            <text:p>0.175478599196175</text:p>
          </table:table-cell>
          <table:table-cell office:value-type="float" office:value="0.00000000000001010303" calcext:value-type="float">
            <text:p>1.01030295240889E-14</text:p>
          </table:table-cell>
          <table:table-cell office:value-type="float" office:value="0.0310517898722258" calcext:value-type="float">
            <text:p>0.0310517898722258</text:p>
          </table:table-cell>
          <table:table-cell office:value-type="float" office:value="0.10179324971219" calcext:value-type="float">
            <text:p>0.101793249712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1816555492834" calcext:value-type="float">
            <text:p>0.461816555492834</text:p>
          </table:table-cell>
          <table:table-cell office:value-type="float" office:value="0.448805309407227" calcext:value-type="float">
            <text:p>0.448805309407227</text:p>
          </table:table-cell>
          <table:table-cell office:value-type="float" office:value="0.371027102158774" calcext:value-type="float">
            <text:p>0.371027102158774</text:p>
          </table:table-cell>
          <table:table-cell office:value-type="float" office:value="0.250110536387026" calcext:value-type="float">
            <text:p>0.250110536387026</text:p>
          </table:table-cell>
          <table:table-cell office:value-type="float" office:value="0.00000000000018141044" calcext:value-type="float">
            <text:p>1.81410442223751E-13</text:p>
          </table:table-cell>
          <table:table-cell office:value-type="float" office:value="0.0683542049846888" calcext:value-type="float">
            <text:p>0.0683542049846888</text:p>
          </table:table-cell>
          <table:table-cell office:value-type="float" office:value="0.162470211670246" calcext:value-type="float">
            <text:p>0.1624702116702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.502464685821678" calcext:value-type="float">
            <text:p>0.502464685821678</text:p>
          </table:table-cell>
          <table:table-cell office:value-type="float" office:value="0.438477297450352" calcext:value-type="float">
            <text:p>0.438477297450352</text:p>
          </table:table-cell>
          <table:table-cell office:value-type="float" office:value="0.342274315914124" calcext:value-type="float">
            <text:p>0.342274315914124</text:p>
          </table:table-cell>
          <table:table-cell office:value-type="float" office:value="0.0237865157831469" calcext:value-type="float">
            <text:p>0.0237865157831469</text:p>
          </table:table-cell>
          <table:table-cell office:value-type="float" office:value="0.133305321492601" calcext:value-type="float">
            <text:p>0.133305321492601</text:p>
          </table:table-cell>
          <table:table-cell office:value-type="float" office:value="0.255723433203319" calcext:value-type="float">
            <text:p>0.2557234332033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32970163903231" calcext:value-type="float">
            <text:p>0.53297016390323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512391806388502" calcext:value-type="float">
            <text:p>0.512391806388502</text:p>
          </table:table-cell>
          <table:table-cell office:value-type="float" office:value="0.458179066570375" calcext:value-type="float">
            <text:p>0.458179066570375</text:p>
          </table:table-cell>
          <table:table-cell office:value-type="float" office:value="0.38930491113158" calcext:value-type="float">
            <text:p>0.38930491113158</text:p>
          </table:table-cell>
          <table:table-cell office:value-type="float" office:value="0.0597856251633494" calcext:value-type="float">
            <text:p>0.0597856251633494</text:p>
          </table:table-cell>
          <table:table-cell office:value-type="float" office:value="0.203394316266444" calcext:value-type="float">
            <text:p>0.203394316266444</text:p>
          </table:table-cell>
          <table:table-cell office:value-type="float" office:value="0.323832718013512" calcext:value-type="float">
            <text:p>0.3238327180135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.512264974784787" calcext:value-type="float">
            <text:p>0.512264974784787</text:p>
          </table:table-cell>
          <table:table-cell office:value-type="float" office:value="0.461169783209959" calcext:value-type="float">
            <text:p>0.461169783209959</text:p>
          </table:table-cell>
          <table:table-cell office:value-type="float" office:value="0.406246807909618" calcext:value-type="float">
            <text:p>0.406246807909618</text:p>
          </table:table-cell>
          <table:table-cell office:value-type="float" office:value="0.0948414132425964" calcext:value-type="float">
            <text:p>0.0948414132425964</text:p>
          </table:table-cell>
          <table:table-cell office:value-type="float" office:value="0.285964255536067" calcext:value-type="float">
            <text:p>0.285964255536067</text:p>
          </table:table-cell>
          <table:table-cell office:value-type="float" office:value="0.357871334384517" calcext:value-type="float">
            <text:p>0.3578713343845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34707458611529" calcext:value-type="float">
            <text:p>0.53470745861152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0.512906465717117" calcext:value-type="float">
            <text:p>0.512906465717117</text:p>
          </table:table-cell>
          <table:table-cell office:value-type="float" office:value="0.461324956584251" calcext:value-type="float">
            <text:p>0.461324956584251</text:p>
          </table:table-cell>
          <table:table-cell office:value-type="float" office:value="0.410788314420084" calcext:value-type="float">
            <text:p>0.410788314420084</text:p>
          </table:table-cell>
          <table:table-cell office:value-type="float" office:value="0.125060569026616" calcext:value-type="float">
            <text:p>0.125060569026616</text:p>
          </table:table-cell>
          <table:table-cell office:value-type="float" office:value="0.290611679765672" calcext:value-type="float">
            <text:p>0.290611679765672</text:p>
          </table:table-cell>
          <table:table-cell office:value-type="float" office:value="0.373854851913657" calcext:value-type="float">
            <text:p>0.3738548519136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34554482600578" calcext:value-type="float">
            <text:p>0.534554482600578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512501543780209" calcext:value-type="float">
            <text:p>0.512501543780209</text:p>
          </table:table-cell>
          <table:table-cell office:value-type="float" office:value="0.460347361694253" calcext:value-type="float">
            <text:p>0.460347361694253</text:p>
          </table:table-cell>
          <table:table-cell office:value-type="float" office:value="0.412489069133517" calcext:value-type="float">
            <text:p>0.412489069133517</text:p>
          </table:table-cell>
          <table:table-cell office:value-type="float" office:value="0.152267781412265" calcext:value-type="float">
            <text:p>0.152267781412265</text:p>
          </table:table-cell>
          <table:table-cell office:value-type="float" office:value="0.313191851830799" calcext:value-type="float">
            <text:p>0.313191851830799</text:p>
          </table:table-cell>
          <table:table-cell office:value-type="float" office:value="0.384180481629047" calcext:value-type="float">
            <text:p>0.3841804816290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.549025858171761" calcext:value-type="float">
            <text:p>0.549025858171761</text:p>
          </table:table-cell>
          <table:table-cell office:value-type="float" office:value="0.496094836173518" calcext:value-type="float">
            <text:p>0.496094836173518</text:p>
          </table:table-cell>
          <table:table-cell office:value-type="float" office:value="0.44748252048904" calcext:value-type="float">
            <text:p>0.44748252048904</text:p>
          </table:table-cell>
          <table:table-cell office:value-type="float" office:value="0.216637494841632" calcext:value-type="float">
            <text:p>0.216637494841632</text:p>
          </table:table-cell>
          <table:table-cell office:value-type="float" office:value="0.351657934050584" calcext:value-type="float">
            <text:p>0.351657934050584</text:p>
          </table:table-cell>
          <table:table-cell office:value-type="float" office:value="0.419331718266763" calcext:value-type="float">
            <text:p>0.4193317182667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572163494315038" calcext:value-type="float">
            <text:p>0.572163494315038</text:p>
          </table:table-cell>
          <table:table-cell office:value-type="float" office:value="0.525316557364478" calcext:value-type="float">
            <text:p>0.525316557364478</text:p>
          </table:table-cell>
          <table:table-cell office:value-type="float" office:value="0.476010619582397" calcext:value-type="float">
            <text:p>0.476010619582397</text:p>
          </table:table-cell>
          <table:table-cell office:value-type="float" office:value="0.260437134294941" calcext:value-type="float">
            <text:p>0.260437134294941</text:p>
          </table:table-cell>
          <table:table-cell office:value-type="float" office:value="0.388835733886488" calcext:value-type="float">
            <text:p>0.388835733886488</text:p>
          </table:table-cell>
          <table:table-cell office:value-type="float" office:value="0.446225565790811" calcext:value-type="float">
            <text:p>0.4462255657908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33050361323433" calcext:value-type="float">
            <text:p>0.5330503613234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05:40:48.456817545</dc:date>
    <meta:editing-duration>PT11M5S</meta:editing-duration>
    <meta:editing-cycles>3</meta:editing-cycles>
    <meta:generator>LibreOffice/7.4.7.2$Linux_X86_64 LibreOffice_project/40$Build-2</meta:generator>
    <meta:document-statistic meta:table-count="1" meta:cell-count="103" meta:object-count="0"/>
  </office:meta>
</office:document-meta>
</file>